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47800001C88015C7DEA.svm"/>
  <manifest:file-entry manifest:media-type="" manifest:full-path="Pictures/2000000700001D1C0000519D872B758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.501cm" style:auto-text-indent="false"/>
    </style:style>
    <style:style style:name="P6" style:family="paragraph" style:parent-style-name="Standard">
      <style:paragraph-properties fo:margin-left="-0.501cm" fo:margin-right="0cm" fo:line-height="150%" fo:text-align="center" style:justify-single-word="false" fo:text-indent="0.501cm" style:auto-text-indent="false"/>
      <style:text-properties style:font-name="Times New Roman" fo:font-size="12pt" style:font-size-asian="12pt" style:font-name-complex="Times New Roman1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fo:color="#000000" style:font-name="Times New Roman" fo:font-size="12pt" fo:font-style="normal" style:font-size-asian="12pt" style:font-style-asian="normal" style:font-name-complex="Times New Roman1" style:font-size-complex="10pt"/>
    </style:style>
    <style:style style:name="T3" style:family="text">
      <style:text-properties fo:color="#000000" style:font-name="Times New Roman" fo:font-size="12pt" style:font-size-asian="12pt" style:font-name-complex="Times New Roman1" style:font-size-complex="10pt" style:font-style-complex="italic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одготовил студент второго курса группы 17-К-АС1 Вардеванян Артём</text:p>
      <text:p text:style-name="P5"><text:span text:style-name="T1">Проверил: </text:span><text:span text:style-name="Emphasis"><text:span text:style-name="T2">Старший преподаватель кафедры </text:span></text:span><text:span text:style-name="T3">информационных систем и программирования Волик Александр Георгиевич</text:span></text:p>
      <text:p text:style-name="P1"/>
      <text:p text:style-name="P1">Отчёт</text:p>
      <text:p text:style-name="P1"/>
      <text:p text:style-name="P1">Лабораторная работа № 1. Инструменты разработки и<text:line-break/>тестирования программного обеспечения</text:p>
      <text:p text:style-name="P2"><text:line-break/><text:tab/> Цель работы<text:line-break/>Изучить подход к автоматизации процесса тестирования с помощью<text:line-break/>средств среды разработки Microsoft Visual Studio и фреймворка NUnit. </text:p>
      <text:p text:style-name="P2"/>
      <text:p text:style-name="P2">Вариант 6</text:p>
      <text:p text:style-name="P2"><text:line-break/><text:tab/>Задание<text:line-break/>1) Создать класс в соответствии с вариантом, реализующий метод проверки принадлежности точки заданной области.<text:line-break/>2) Создать проект для автоматизации тестирования и создать набор тестов для проверки работы метода.<text:line-break/>3) Запустить проект тестирования и проверить результаты его работы.<text:line-break/>4) Составить отчет о результатах проведенного тестирования. <text:line-break/></text:p>
      <text:p text:style-name="P2"><draw:frame draw:style-name="fr1" draw:name="Графический объект1" text:anchor-type="paragraph" svg:width="9.336cm" svg:height="7.304cm" draw:z-index="0"><draw:image xlink:href="Pictures/200000070000247800001C88015C7DEA.svm" xlink:type="simple" xlink:show="embed" xlink:actuate="onLoad"/></draw:frame></text:p>
      <text:p text:style-name="P2">Листинг программы </text:p>
      <text:p text:style-name="P2"/>
      <text:p text:style-name="P2"><text:span text:style-name="T4"><text:s/></text:span><text:span text:style-name="T5">public</text:span><text:span text:style-name="T4"> </text:span><text:span text:style-name="T5">class</text:span><text:span text:style-name="T4"> </text:span><text:span text:style-name="T6">Area</text:span></text:p>
      <text:p text:style-name="P4"><text:s text:c="4"/>{</text:p>
      <text:p text:style-name="P3"><text:span text:style-name="T4"><text:s text:c="8"/></text:span><text:span text:style-name="T5">private</text:span><text:span text:style-name="T4"> </text:span><text:span text:style-name="T5">double</text:span><text:span text:style-name="T4"> r;</text:span></text:p>
      <text:p text:style-name="P3"><text:span text:style-name="T4"><text:s text:c="8"/></text:span><text:span text:style-name="T5">public</text:span><text:span text:style-name="T4"> </text:span><text:span text:style-name="T5">double</text:span><text:span text:style-name="T4"> R</text:span></text:p>
      <text:p text:style-name="P4"><text:s text:c="8"/>{</text:p>
      <text:p text:style-name="P3"><text:span text:style-name="T4"><text:s text:c="12"/></text:span><text:span text:style-name="T5">get</text:span></text:p>
      <text:p text:style-name="P4"><text:s text:c="12"/>{</text:p>
      <text:p text:style-name="P3"><text:span text:style-name="T4"><text:s text:c="16"/></text:span><text:span text:style-name="T5">return</text:span><text:span text:style-name="T4"> r;</text:span></text:p>
      <text:p text:style-name="P4"><text:s text:c="12"/>}</text:p>
      <text:p text:style-name="P3"><text:span text:style-name="T4"><text:s text:c="12"/></text:span><text:span text:style-name="T5">set</text:span></text:p>
      <text:p text:style-name="P4"><text:s text:c="12"/>{</text:p>
      <text:p text:style-name="P3"><text:span text:style-name="T4"><text:s text:c="16"/></text:span><text:span text:style-name="T5">if</text:span><text:span text:style-name="T4"> (value &lt; 0)</text:span></text:p>
      <text:p text:style-name="P3"><text:soft-page-break/><text:span text:style-name="T4"><text:s text:c="20"/></text:span><text:span text:style-name="T5">throw</text:span><text:span text:style-name="T4"> </text:span><text:span text:style-name="T5">new</text:span></text:p>
      <text:p text:style-name="P3"><text:span text:style-name="T4"><text:s text:c="20"/>ArgumentOutOfRangeException(</text:span><text:span text:style-name="T7">"Должно быть больше или равно нулю"</text:span><text:span text:style-name="T4">);</text:span></text:p>
      <text:p text:style-name="P4"><text:s text:c="16"/>r = value;</text:p>
      <text:p text:style-name="P4"><text:s text:c="12"/>}</text:p>
      <text:p text:style-name="P4"><text:s text:c="8"/>}</text:p>
      <text:p text:style-name="P3"><text:span text:style-name="T4"><text:s text:c="8"/></text:span><text:span text:style-name="T5">public</text:span><text:span text:style-name="T4"> Area(</text:span><text:span text:style-name="T5">double</text:span><text:span text:style-name="T4"> R)</text:span></text:p>
      <text:p text:style-name="P4"><text:s text:c="8"/>{</text:p>
      <text:p text:style-name="P3"><text:span text:style-name="T4"><text:s text:c="12"/></text:span><text:span text:style-name="T5">this</text:span><text:span text:style-name="T4">.R = R;</text:span></text:p>
      <text:p text:style-name="P4"><text:s text:c="8"/>}</text:p>
      <text:p text:style-name="P3"><text:span text:style-name="T4"><text:s text:c="8"/></text:span><text:span text:style-name="T5">public</text:span><text:span text:style-name="T4"> </text:span><text:span text:style-name="T5">bool</text:span><text:span text:style-name="T4"> IsInArea(</text:span><text:span text:style-name="T5">double</text:span><text:span text:style-name="T4"> x, </text:span><text:span text:style-name="T5">double</text:span><text:span text:style-name="T4"> y)</text:span></text:p>
      <text:p text:style-name="P4"><text:s text:c="8"/>{</text:p>
      <text:p text:style-name="P3"><text:span text:style-name="T4"><text:s text:c="12"/></text:span><text:span text:style-name="T5">if</text:span><text:span text:style-name="T4"> ((x &lt;= 0) &amp;&amp; (y &lt;= 0) &amp;&amp; (x &gt;= -R) &amp;&amp; (y &gt;= -R) &amp;&amp; (x * x + y * y &lt;= R) || ((x &gt;= 0) &amp;&amp; (y &gt;= 0) &amp;&amp; (y &lt;= R) &amp;&amp; (x &lt;= 2 * R) &amp;&amp; ((x - R) * (x - R) + y * y &lt; R)))</text:span></text:p>
      <text:p text:style-name="P3"><text:span text:style-name="T4"><text:s text:c="16"/></text:span><text:span text:style-name="T5">return</text:span><text:span text:style-name="T4"> </text:span><text:span text:style-name="T5">true</text:span><text:span text:style-name="T4">;</text:span></text:p>
      <text:p text:style-name="P3"><text:span text:style-name="T4"><text:s text:c="12"/></text:span><text:span text:style-name="T5">return</text:span><text:span text:style-name="T4"> </text:span><text:span text:style-name="T5">false</text:span><text:span text:style-name="T4">;</text:span></text:p>
      <text:p text:style-name="P4"><text:s text:c="21"/></text:p>
      <text:p text:style-name="P4"><text:s text:c="8"/>}</text:p>
      <text:p text:style-name="P3"><text:span text:style-name="T4"><text:s text:c="8"/></text:span><text:span text:style-name="T5">public</text:span><text:span text:style-name="T4"> </text:span><text:span text:style-name="T5">int</text:span><text:span text:style-name="T4"> Figure_Area(</text:span><text:span text:style-name="T5">double</text:span><text:span text:style-name="T4"> x, </text:span><text:span text:style-name="T5">double</text:span><text:span text:style-name="T4"> y)</text:span></text:p>
      <text:p text:style-name="P4"><text:s text:c="8"/>{</text:p>
      <text:p text:style-name="P3"><text:span text:style-name="T4"><text:s text:c="12"/></text:span><text:span text:style-name="T5">if</text:span><text:span text:style-name="T4"> ((x &lt;= 0) &amp;&amp; (y &lt;= 0) &amp;&amp; (x &gt;= -R) &amp;&amp; (y &gt;= -R) &amp;&amp; (x * x + y * y &lt;= R) || ((x &gt;= 0) &amp;&amp; (y &gt;= 0) &amp;&amp; (y &lt;= R) &amp;&amp; (x &lt;= 2 * R) &amp;&amp; ((x - R) * (x - R) + y * y &lt;= R)))</text:span></text:p>
      <text:p text:style-name="P3"><text:span text:style-name="T4"><text:s text:c="16"/></text:span><text:span text:style-name="T5">return</text:span><text:span text:style-name="T4"> 1;</text:span><text:span text:style-name="T8">// Принадлежит закрашенной области</text:span></text:p>
      <text:p text:style-name="P4"/>
      <text:p text:style-name="P3"><text:span text:style-name="T4"><text:s text:c="12"/></text:span><text:span text:style-name="T5">else</text:span><text:span text:style-name="T4"> </text:span><text:span text:style-name="T5">if</text:span><text:span text:style-name="T4"> (((x &lt; 0) &amp;&amp; (y &lt; 0) &amp;&amp; (x &gt;= -2) &amp;&amp; (y &gt;= -2) &amp;&amp; ((x + R) * (x + R) + (y + R) * (y + R) &lt;= R)) || ((x &gt; 0) &amp;&amp; (y &lt; 0) &amp;&amp; ((x - R) * (x - R) - y * y &lt; R)))</text:span></text:p>
      <text:p text:style-name="P4"><text:s text:c="12"/>{</text:p>
      <text:p text:style-name="P3"><text:span text:style-name="T4"><text:s text:c="16"/></text:span><text:span text:style-name="T5">return</text:span><text:span text:style-name="T4"> 2;</text:span><text:span text:style-name="T8">//Принадлежит незакрашенной области</text:span></text:p>
      <text:p text:style-name="P4"><text:s text:c="12"/>}</text:p>
      <text:p text:style-name="P3"><text:span text:style-name="T4"><text:s text:c="12"/></text:span><text:span text:style-name="T5">else</text:span></text:p>
      <text:p text:style-name="P4"><text:s text:c="12"/>{</text:p>
      <text:p text:style-name="P3"><text:span text:style-name="T4"><text:s text:c="16"/></text:span><text:span text:style-name="T5">return</text:span><text:span text:style-name="T4"> 3;</text:span><text:span text:style-name="T8">// Лежит за пределами фигуры</text:span>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/>
      <text:p text:style-name="P4">[TestFixture]</text:p>
      <text:p text:style-name="P3"><text:span text:style-name="T4"><text:s text:c="4"/></text:span><text:span text:style-name="T5">public</text:span><text:span text:style-name="T4"> </text:span><text:span text:style-name="T5">class</text:span><text:span text:style-name="T4"> </text:span><text:span text:style-name="T6">AreaTest</text:span></text:p>
      <text:p text:style-name="P4"><text:s text:c="4"/>{</text:p>
      <text:p text:style-name="P3"><text:span text:style-name="T4"><text:s text:c="8"/></text:span><text:span text:style-name="T8">// Проверка попадания точки в область</text:span></text:p>
      <text:p text:style-name="P4"><text:s text:c="8"/>[Test]</text:p>
      <text:p text:style-name="P3"><text:span text:style-name="T4"><text:s text:c="8"/></text:span><text:span text:style-name="T5">public</text:span><text:span text:style-name="T4"> </text:span><text:span text:style-name="T5">void</text:span><text:span text:style-name="T4"> IsInAreaTest_PointInArea()</text:span></text:p>
      <text:p text:style-name="P4"><text:s text:c="8"/>{</text:p>
      <text:p text:style-name="P3"><text:span text:style-name="T4"><text:s text:c="12"/>Area A = </text:span><text:span text:style-name="T5">new</text:span><text:span text:style-name="T4"> Area(1);</text:span></text:p>
      <text:p text:style-name="P3"><text:span text:style-name="T4"><text:s text:c="12"/></text:span><text:span text:style-name="T5">bool</text:span><text:span text:style-name="T4"> expected = </text:span><text:span text:style-name="T5">true</text:span><text:span text:style-name="T4">;</text:span></text:p>
      <text:p text:style-name="P3"><text:span text:style-name="T4"><text:s text:c="12"/></text:span><text:span text:style-name="T5">bool</text:span><text:span text:style-name="T4"> actual = A.IsInArea(-0.8, -0.2);</text:span></text:p>
      <text:p text:style-name="P4"><text:s text:c="12"/>Assert.AreEqual(expected, actual);</text:p>
      <text:p text:style-name="P4"><text:s text:c="8"/>}</text:p>
      <text:p text:style-name="P3"><text:span text:style-name="T4"><text:s text:c="8"/></text:span><text:span text:style-name="T8">// метод TestPoint, определяющий в какой из</text:span></text:p>
      <text:p text:style-name="P3"><text:span text:style-name="T4"><text:s text:c="8"/></text:span><text:span text:style-name="T8">//областей находится точка с заданными координатами</text:span></text:p>
      <text:p text:style-name="P3"><text:span text:style-name="T4"><text:s text:c="8"/></text:span><text:span text:style-name="T8">//1 - точка принадлежит закрашенной области</text:span></text:p>
      <text:p text:style-name="P3"><text:span text:style-name="T4"><text:s text:c="8"/></text:span><text:span text:style-name="T8">//2 - точка принадлежит незакрашенной области</text:span></text:p>
      <text:p text:style-name="P3"><text:span text:style-name="T4"><text:s text:c="8"/></text:span><text:span text:style-name="T8">//3 - точка лежит за пределами фигуры</text:span></text:p>
      <text:p text:style-name="P4"><text:s text:c="8"/>[Test]</text:p>
      <text:p text:style-name="P3"><text:span text:style-name="T4"><text:s text:c="8"/></text:span><text:span text:style-name="T5">public</text:span><text:span text:style-name="T4"> </text:span><text:span text:style-name="T5">void</text:span><text:span text:style-name="T4"> TestPointInArea()</text:span></text:p>
      <text:p text:style-name="P4"><text:s text:c="8"/>{</text:p>
      <text:p text:style-name="P4"><text:s text:c="12"/></text:p>
      <text:p text:style-name="P3"><text:span text:style-name="T4"><text:s text:c="12"/>Area A = </text:span><text:span text:style-name="T5">new</text:span><text:span text:style-name="T4"> Area(1);</text:span></text:p>
      <text:p text:style-name="P3"><text:span text:style-name="T4"><text:s text:c="12"/></text:span><text:span text:style-name="T5">int</text:span><text:span text:style-name="T4"> expected = 3;</text:span></text:p>
      <text:p text:style-name="P3"><text:span text:style-name="T4"><text:s text:c="12"/></text:span><text:span text:style-name="T5">int</text:span><text:span text:style-name="T4"> actual = A.Figure_Area(-2, -0.5);</text:span></text:p>
      <text:p text:style-name="P4"><text:s text:c="12"/>Assert.AreEqual(expected, actual);</text:p>
      <text:p text:style-name="P4"><text:s text:c="8"/>}</text:p>
      <text:p text:style-name="P3"><text:span text:style-name="T4"><text:s text:c="8"/></text:span><text:span text:style-name="T8">// Проверка выбрасывания исключения</text:span></text:p>
      <text:p text:style-name="P3"><text:span text:style-name="T4"><text:s text:c="8"/></text:span><text:span text:style-name="T8">// при некорректном значении радиуса</text:span></text:p>
      <text:p text:style-name="P4"><text:s text:c="8"/>[Test]</text:p>
      <text:p text:style-name="P3"><text:soft-page-break/><text:span text:style-name="T4"><text:s text:c="8"/>[ExpectedException(</text:span><text:span text:style-name="T5">typeof</text:span><text:span text:style-name="T4">(ArgumentOutOfRangeException))]</text:span></text:p>
      <text:p text:style-name="P3"><text:span text:style-name="T4"><text:s text:c="8"/></text:span><text:span text:style-name="T5">public</text:span><text:span text:style-name="T4"> </text:span><text:span text:style-name="T5">void</text:span><text:span text:style-name="T4"> IsInAreaTest_NegativeRadiusThrowsException()</text:span></text:p>
      <text:p text:style-name="P4"><text:s text:c="8"/>{</text:p>
      <text:p text:style-name="P3"><text:span text:style-name="T4"><text:s text:c="12"/>Area A = </text:span><text:span text:style-name="T5">new</text:span><text:span text:style-name="T4"> Area(1);</text:span></text:p>
      <text:p text:style-name="P4"><text:s text:c="12"/>A.R = -1;</text:p>
      <text:p text:style-name="P4"><text:s text:c="8"/>}</text:p>
      <text:p text:style-name="P3"><text:span text:style-name="T4"><text:s text:c="8"/></text:span><text:span text:style-name="T8">// Проверка попадания точек на границе</text:span></text:p>
      <text:p text:style-name="P3"><text:span text:style-name="T4"><text:s text:c="8"/></text:span><text:span text:style-name="T8">// при помощи TestCase</text:span></text:p>
      <text:p text:style-name="P4"><text:s text:c="8"/>[Test]</text:p>
      <text:p text:style-name="P3"><text:span text:style-name="T4"><text:s text:c="8"/>[TestCase(1, 0.2, 0.1, </text:span><text:span text:style-name="T5">true</text:span><text:span text:style-name="T4">)]</text:span></text:p>
      <text:p text:style-name="P3"><text:span text:style-name="T4"><text:s text:c="8"/>[TestCase(1, 0.5, 0, </text:span><text:span text:style-name="T5">true</text:span><text:span text:style-name="T4">)]</text:span></text:p>
      <text:p text:style-name="P3"><text:span text:style-name="T4"><text:s text:c="8"/>[TestCase(1, 1.5, 0.01, </text:span><text:span text:style-name="T5">true</text:span><text:span text:style-name="T4">)] </text:span></text:p>
      <text:p text:style-name="P3"><text:span text:style-name="T4"><text:s text:c="8"/></text:span><text:span text:style-name="T5">public</text:span><text:span text:style-name="T4"> </text:span><text:span text:style-name="T5">void</text:span><text:span text:style-name="T4"> IsInAreaTest_PointsOnCurves_InArea</text:span></text:p>
      <text:p text:style-name="P3"><text:span text:style-name="T4"><text:s text:c="8"/>(</text:span><text:span text:style-name="T5">double</text:span><text:span text:style-name="T4"> R, </text:span><text:span text:style-name="T5">double</text:span><text:span text:style-name="T4"> x, </text:span><text:span text:style-name="T5">double</text:span><text:span text:style-name="T4"> y, </text:span><text:span text:style-name="T5">bool</text:span><text:span text:style-name="T4"> expected)</text:span></text:p>
      <text:p text:style-name="P4"><text:s text:c="8"/>{</text:p>
      <text:p text:style-name="P3"><text:span text:style-name="T4"><text:s text:c="12"/>Area A = </text:span><text:span text:style-name="T5">new</text:span><text:span text:style-name="T4"> Area(R);</text:span></text:p>
      <text:p text:style-name="P3"><text:span text:style-name="T4"><text:s text:c="12"/></text:span><text:span text:style-name="T5">bool</text:span><text:span text:style-name="T4"> actual = A.IsInArea(x, y);</text:span></text:p>
      <text:p text:style-name="P4"><text:s text:c="12"/>Assert.AreEqual(expected, actual);</text:p>
      <text:p text:style-name="P4"><text:s text:c="8"/>}</text:p>
      <text:p text:style-name="P3"><text:span text:style-name="T4"><text:s text:c="8"/></text:span><text:span text:style-name="T8">// Проверка попадания точек на границе</text:span></text:p>
      <text:p text:style-name="P3"><text:span text:style-name="T4"><text:s text:c="8"/></text:span><text:span text:style-name="T8">// при помощи TestCaseSource</text:span></text:p>
      <text:p text:style-name="P3"><text:span text:style-name="T4"><text:s text:c="8"/></text:span><text:span text:style-name="T8">// Работа через массив массивов тестовых данных</text:span></text:p>
      <text:p text:style-name="P4"><text:s text:c="8"/>[Test]</text:p>
      <text:p text:style-name="P3"><text:span text:style-name="T4"><text:s text:c="8"/>[TestCaseSource(</text:span><text:span text:style-name="T7">"PointsNearCurvesCases"</text:span><text:span text:style-name="T4">)]</text:span></text:p>
      <text:p text:style-name="P3"><text:span text:style-name="T4"><text:s text:c="8"/></text:span><text:span text:style-name="T5">public</text:span><text:span text:style-name="T4"> </text:span><text:span text:style-name="T5">void</text:span><text:span text:style-name="T4"> IsInAreaTest_PointsNearCurves_NotInArea(</text:span><text:span text:style-name="T5">double</text:span><text:span text:style-name="T4"> R, </text:span><text:span text:style-name="T5">double</text:span><text:span text:style-name="T4"> x, </text:span><text:span text:style-name="T5">double</text:span><text:span text:style-name="T4"> y, </text:span><text:span text:style-name="T5">bool</text:span><text:span text:style-name="T4"> expected)</text:span></text:p>
      <text:p text:style-name="P4"><text:s text:c="8"/>{</text:p>
      <text:p text:style-name="P3"><text:span text:style-name="T4"><text:s text:c="12"/>Area A = </text:span><text:span text:style-name="T5">new</text:span><text:span text:style-name="T4"> Area(R);</text:span></text:p>
      <text:p text:style-name="P3"><text:span text:style-name="T4"><text:s text:c="12"/></text:span><text:span text:style-name="T5">bool</text:span><text:span text:style-name="T4"> actual = A.IsInArea(x, y);</text:span></text:p>
      <text:p text:style-name="P4"><text:s text:c="12"/>Assert.AreEqual(expected, actual);</text:p>
      <text:p text:style-name="P4"><text:s text:c="8"/>}</text:p>
      <text:p text:style-name="P3"><text:span text:style-name="T4"><text:s text:c="8"/></text:span><text:span text:style-name="T5">static</text:span><text:span text:style-name="T4"> </text:span><text:span text:style-name="T5">object</text:span><text:span text:style-name="T4">[] PointsNearCurvesCases = {</text:span></text:p>
      <text:p text:style-name="P3"><text:span text:style-name="T5">new</text:span><text:span text:style-name="T4"> </text:span><text:span text:style-name="T5">object</text:span><text:span text:style-name="T4">[] { 1, -0.2, 1, </text:span><text:span text:style-name="T5">false</text:span><text:span text:style-name="T4"> },</text:span></text:p>
      <text:p text:style-name="P3"><text:span text:style-name="T5">new</text:span><text:span text:style-name="T4"> </text:span><text:span text:style-name="T5">object</text:span><text:span text:style-name="T4">[] { 1, 0.01, 1, </text:span><text:span text:style-name="T5">false</text:span><text:span text:style-name="T4"> },</text:span></text:p>
      <text:p text:style-name="P3"><text:span text:style-name="T5">new</text:span><text:span text:style-name="T4"> </text:span><text:span text:style-name="T5">object</text:span><text:span text:style-name="T4">[] { 1, 0.5, 1, </text:span><text:span text:style-name="T5">false</text:span><text:span text:style-name="T4"> },</text:span></text:p>
      <text:p text:style-name="P4">};</text:p>
      <text:p text:style-name="P4"><text:s text:c="4"/>}</text:p>
      <text:p text:style-name="P4"/>
      <text:p text:style-name="P4"><draw:frame draw:style-name="fr2" draw:name="Графический объект2" text:anchor-type="paragraph" svg:width="7.452cm" svg:height="20.893cm" draw:z-index="1"><draw:image xlink:href="Pictures/2000000700001D1C0000519D872B7589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2T16:05:53.87</meta:creation-date>
    <dc:date>2018-11-24T16:31:57.30</dc:date>
    <meta:editing-duration>PT4M43S</meta:editing-duration>
    <meta:editing-cycles>2</meta:editing-cycles>
    <meta:generator>OpenOffice/4.1.2$Win32 OpenOffice.org_project/412m3$Build-9782</meta:generator>
    <meta:document-statistic meta:table-count="0" meta:image-count="2" meta:object-count="0" meta:page-count="4" meta:paragraph-count="115" meta:word-count="588" meta:character-count="4382"/>
  </office:meta>
</office:document-meta>
</file>